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299000001550538B8CF24A0B4C6.png" manifest:media-type="image/png"/>
  <manifest:file-entry manifest:full-path="Pictures/20000102000044C50000233BFEA4C2E70284BBD0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Roman12-Regular1" svg:font-family="LMRoman12-Regular"/>
    <style:font-face style:name="Gothic3" svg:font-family="Gothic" style:font-family-generic="swiss"/>
    <style:font-face style:name="Tahoma2" svg:font-family="Tahoma" style:font-family-generic="swiss"/>
    <style:font-face style:name="Gothic1" svg:font-family="Gothic" style:font-pitch="variable"/>
    <style:font-face style:name="LMRoman12-Regular" svg:font-family="LMRoman12-Regular" style:font-pitch="variable"/>
    <style:font-face style:name="Tahoma" svg:font-family="Tahoma" style:font-pitch="variable"/>
    <style:font-face style:name="Times New Roman1" svg:font-family="'Times New Roman'" style:font-pitch="variable"/>
    <style:font-face style:name="ヒラギノ角ゴ ProN W3" svg:font-family="'ヒラギノ角ゴ ProN W3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Gothic2" svg:font-family="Gothic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a4c1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09cm" fo:padding-bottom="0.09cm" fo:padding-left="0.18cm" fo:padding-right="0.18cm" fo:wrap-option="no-wrap"/>
    </style:style>
    <style:style style:name="gr7" style:family="graphic" style:parent-style-name="Objekt_20_ohne_20_Füllung_20_und_20_ohne_20_Linie">
      <style:graphic-properties draw:stroke-linejoin="none" svg:stroke-linecap="but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stroke="none" draw:fill="none" draw:fill-color="#ffffff" fo:min-height="22.338cm"/>
    </style:style>
    <style:style style:name="P1" style:family="paragraph">
      <loext:graphic-properties draw:fill="solid" draw:fill-color="#00a4c1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0.705cm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line-height="0.705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line-height="0.705cm" fo:text-indent="0cm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6pt" style:font-name-asian="Gothic1" style:font-size-asian="16pt" style:font-name-complex="Gothic1" style:font-size-complex="16pt"/>
    </style:style>
    <style:style style:name="P5" style:family="paragraph">
      <style:paragraph-properties fo:margin-left="0cm" fo:margin-right="0cm" fo:line-height="1.27cm" fo:text-indent="0cm" style:line-break="strict"/>
    </style:style>
    <style:style style:name="P6" style:family="paragraph">
      <style:paragraph-properties fo:margin-left="0cm" fo:margin-right="0cm" fo:margin-top="0.299cm" fo:margin-bottom="0.154cm" fo:line-height="93%" fo:text-indent="0cm" style:line-break="stric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0.705cm" fo:text-indent="0cm"/>
    </style:style>
    <style:style style:name="P10" style:family="paragraph">
      <style:paragraph-properties fo:line-height="0.705cm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style:font-name="Tahoma" fo:font-size="16pt" fo:font-weight="bold" style:font-name-asian="Gothic1" style:font-size-asian="16pt" style:font-weight-asian="bold" style:font-name-complex="Gothic1" style:font-size-complex="16pt" style:font-weight-complex="bold"/>
    </style:style>
    <style:style style:name="T2" style:family="text">
      <style:text-properties fo:color="#000000" style:font-name="Tahoma" fo:font-size="16pt" style:font-name-asian="Gothic1" style:font-size-asian="16pt" style:font-name-complex="Gothic1" style:font-size-complex="16pt"/>
    </style:style>
    <style:style style:name="T3" style:family="text">
      <style:text-properties fo:color="#ffffff" style:font-name="Tahoma" fo:font-size="32pt" fo:language="de" fo:country="DE" fo:font-weight="bold" style:font-size-asian="32pt" style:font-weight-asian="bold" style:font-size-complex="32pt" style:font-weight-complex="bold"/>
    </style:style>
    <style:style style:name="T4" style:family="text">
      <style:text-properties fo:color="#ffffff" style:font-name="Tahoma" fo:font-size="18pt" fo:language="en" fo:country="GB" style:font-size-asian="18pt" style:font-size-complex="18pt"/>
    </style:style>
    <style:style style:name="T5" style:family="text">
      <style:text-properties fo:color="#000000" style:font-name="Tahoma" fo:font-size="16pt" fo:language="de" fo:country="DE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Tahoma" fo:font-size="16pt" fo:language="de" fo:country="DE" style:font-size-asian="16pt" style:font-size-complex="16pt"/>
    </style:style>
    <style:style style:name="T7" style:family="text">
      <style:text-properties fo:color="#000000" style:font-name="Tahoma" fo:font-size="14pt" fo:language="de" fo:country="DE" fo:font-weight="bold" style:font-size-asian="14pt" style:font-weight-asian="bold" style:font-size-complex="14pt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Tahoma1" fo:font-size="14pt" fo:language="de" fo:country="DE" fo:font-style="normal" fo:text-shadow="none" style:text-underline-style="none" fo:font-weight="normal" style:letter-kerning="true" style:font-name-asian="Gothic3" style:font-size-asian="14pt" style:font-style-asian="normal" style:font-weight-asian="normal" style:font-name-complex="Gothic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MRoman12-Regular1" fo:font-size="12pt" fo:language="de" fo:country="DE" style:font-name-asian="LMRoman12-Regular1" style:font-size-asian="12pt" style:font-name-complex="LMRoman12-Regular1" style:font-size-complex="12pt"/>
    </style:style>
    <style:style style:name="T10" style:family="text">
      <style:text-properties fo:color="#000000" style:font-name="Tahoma" fo:font-size="12pt" fo:language="en" fo:country="GB" style:font-size-asian="12pt" style:font-size-complex="12pt"/>
    </style:style>
    <style:style style:name="T11" style:family="text">
      <style:text-properties style:font-name="Tahoma" fo:font-size="12pt" fo:language="de" fo:country="DE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custom-shape draw:name="Rectangle 3" draw:style-name="gr1" draw:text-style-name="P1" draw:layer="layout" svg:width="39.894cm" svg:height="8.498cm" svg:x="2.117cm" svg:y="6.773cm">
          <text:p/>
          <draw:enhanced-geometry svg:viewBox="0 0 21600 21600" draw:type="rectangle" draw:enhanced-path="M 0 0 L 21600 0 21600 21600 0 21600 0 0 Z N"/>
        </draw:custom-shape>
        <draw:custom-shape draw:name="Text Box 6" draw:style-name="gr2" draw:text-style-name="P4" draw:layer="layout" svg:width="15.875cm" svg:height="38.1cm" svg:x="5.715cm" svg:y="16.722cm">
          <text:list text:style-name="L1">
            <text:list-header>
              <text:p text:style-name="P2"><text:span text:style-name="T1">A</text:span><text:span text:style-name="T1">u</text:span><text:span text:style-name="T1">f</text:span><text:span text:style-name="T1">g</text:span><text:span text:style-name="T1">a</text:span><text:span text:style-name="T1">b</text:span><text:span text:style-name="T1">e</text:span><text:span text:style-name="T1">n</text:span><text:span text:style-name="T1">s</text:span><text:span text:style-name="T1">t</text:span><text:span text:style-name="T1">e</text:span><text:span text:style-name="T1">l</text:span><text:span text:style-name="T1">l</text:span><text:span text:style-name="T1">u</text:span><text:span text:style-name="T1">n</text:span><text:span text:style-name="T1">g</text:span></text:p>
              <text:p text:style-name="P2"><text:span text:style-name="T2">Z</text:span></text:p>
              <text:p text:style-name="P2"><text:span text:style-name="T2"/></text:p>
              <text:p text:style-name="P2"><text:span text:style-name="T1">K</text:span></text:p>
              <text:p text:style-name="P2"><text:span text:style-name="T2">D</text:span></text:p>
            </text:list-header>
            <text:list-item>
              <text:p text:style-name="P2"><text:span text:style-name="T2"/></text:p>
              <text:p text:style-name="P2"><text:span text:style-name="T1">B</text:span></text:p>
            </text:list-item>
          </text:list>
          <text:p text:style-name="P3"><text:span text:style-name="T2">D</text:span></text:p>
          <draw:enhanced-geometry svg:viewBox="0 0 21600 21600" draw:type="mso-spt202" draw:enhanced-path="M 0 0 L 21600 0 21600 21600 0 21600 0 0 Z N"/>
        </draw:custom-shape>
        <draw:custom-shape draw:name="Text Box 4" draw:style-name="gr3" draw:text-style-name="P8" draw:layer="layout" svg:width="33.867cm" svg:height="3.194cm" svg:x="5.715cm" svg:y="10.465cm">
          <text:list text:style-name="L2">
            <text:list-header>
              <text:p text:style-name="P5"><text:span text:style-name="T3">M</text:span></text:p>
              <text:p text:style-name="P6"><text:span text:style-name="T4">Gregor Landmann</text:span></text:p>
            </text:list-header>
          </text:list>
          <text:list text:style-name="L3">
            <text:list-header>
              <text:p text:style-name="P7"><text:span text:style-name="T4">Diplomarbeit • Studiengang Informatik • Fachbereich Informatik und Medien • 07.03.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4" draw:text-style-name="P8" draw:layer="layout" svg:width="15.875cm" svg:height="38.1cm" svg:x="23.707cm" svg:y="16.722cm">
          <text:list text:style-name="L1">
            <text:list-header>
              <text:p text:style-name="P9"><text:span text:style-name="T5">R</text:span></text:p>
              <text:p text:style-name="P9"><text:span text:style-name="T6">A</text:span></text:p>
              <text:p text:style-name="P9"><text:span text:style-name="T6"/></text:p>
              <text:p text:style-name="P9"><text:span text:style-name="T5">T</text:span></text:p>
              <text:p text:style-name="P9"><text:span text:style-name="T6">D</text:span></text:p>
              <text:p text:style-name="P9"><text:span text:style-name="T6"/></text:p>
              <text:p text:style-name="P9"><text:span text:style-name="T5">E</text:span></text:p>
              <text:p text:style-name="P9"><text:span text:style-name="T6">D</text:span></text:p>
              <text:p text:style-name="P9"><text:span text:style-name="T5"/></text:p>
              <text:p text:style-name="P9"><text:span text:style-name="T5">F</text:span></text:p>
              <text:p text:style-name="P9"><text:span text:style-name="T6">I</text:span></text:p>
              <text:p text:style-name="P9"><text:span text:style-name="T6"/></text:p>
              <text:p text:style-name="P9"><text:span text:style-name="T7">Q</text:span></text:p>
            </text:list-header>
          </text:list>
          <text:p text:style-name="P10"><text:span text:style-name="T8"/></text:p>
          <text:list text:continue-numbering="true" text:style-name="L1">
            <text:list-item>
              <text:p text:style-name="P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4" draw:style-name="gr5" draw:text-style-name="P8" draw:layer="layout" svg:width="33.02cm" svg:height="0.508cm" svg:x="5.715cm" svg:y="56.81cm">
          <text:list text:style-name="L1">
            <text:list-header>
              <text:p text:style-name="P7"><text:span text:style-name="T10">Betreuung </text:span><text:span text:style-name="T11">Prof. Dr. sc. techn. Harald Loose </text:span><text:span text:style-name="T10">•</text:span><text:span text:style-name="T11"> Technische Hochschule</text:span><text:span text:style-name="T10"> Brandenburg • </text:span><text:span text:style-name="T11">Dr. Tino Schonert </text:span><text:span text:style-name="T10">•</text:span><text:span text:style-name="T11"> Stadtwerke Brandenburg an der Hav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7" draw:style-name="gr6" draw:text-style-name="P8" draw:layer="layout" svg:width="0.362cm" svg:height="0.939cm" svg:x="0.216cm" svg:y="43.017cm">
          <text:p/>
          <draw:enhanced-geometry svg:viewBox="0 0 21600 21600" draw:type="rectangle" draw:enhanced-path="M 0 0 L 21600 0 21600 21600 0 21600 0 0 Z N"/>
        </draw:custom-shape>
        <draw:custom-shape draw:name="Text Box 52" draw:style-name="gr4" draw:text-style-name="P8" draw:layer="layout" svg:width="15.495cm" svg:height="0.591cm" svg:x="23.707cm" svg:y="41.487cm">
          <text:list text:style-name="L1">
            <text:list-header>
              <text:p text:style-name="P7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4" draw:text-style-name="P8" draw:layer="layout" svg:width="15.875cm" svg:height="0.591cm" svg:x="5.715cm" svg:y="30.903cm">
          <text:list text:style-name="L1">
            <text:list-header>
              <text:p text:style-name="P7"/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7.604cm" svg:height="9.018cm" svg:x="-0.004cm" svg:y="0cm">
          <draw:image xlink:href="Pictures/20000102000044C50000233BFEA4C2E70284BBD0.svm" xlink:type="simple" xlink:show="embed" xlink:actuate="onLoad" loext:mime-type="image/x-svm">
            <text:p/>
          </draw:image>
          <draw:image xlink:href="Pictures/1000020000000299000001550538B8CF24A0B4C6.png" xlink:type="simple" xlink:show="embed" xlink:actuate="onLoad" loext:mime-type="image/png"/>
        </draw:frame>
        <presentation:notes draw:style-name="dp2" presentation:use-date-time-name="dtd1">
          <draw:page-thumbnail draw:style-name="gr8" draw:layer="layout" svg:width="14.23cm" svg:height="20.121cm" svg:x="13.251cm" svg:y="5.583cm" draw:page-number="1" presentation:class="page"/>
          <draw:frame presentation:style-name="pr1" draw:text-style-name="P11" draw:layer="layout" svg:width="28.156cm" svg:height="22.338cm" svg:x="6.306cm" svg:y="27.65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Roman12-Regular1" svg:font-family="LMRoman12-Regular"/>
    <style:font-face style:name="Gothic3" svg:font-family="Gothic" style:font-family-generic="swiss"/>
    <style:font-face style:name="Tahoma2" svg:font-family="Tahoma" style:font-family-generic="swiss"/>
    <style:font-face style:name="Gothic1" svg:font-family="Gothic" style:font-pitch="variable"/>
    <style:font-face style:name="LMRoman12-Regular" svg:font-family="LMRoman12-Regular" style:font-pitch="variable"/>
    <style:font-face style:name="Tahoma" svg:font-family="Tahoma" style:font-pitch="variable"/>
    <style:font-face style:name="Times New Roman1" svg:font-family="'Times New Roman'" style:font-pitch="variable"/>
    <style:font-face style:name="ヒラギノ角ゴ ProN W3" svg:font-family="'ヒラギノ角ゴ ProN W3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Gothic2" svg:font-family="Gothic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Gothic1" style:font-family-complex="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Gothic1" style:font-family-complex="Gothic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Standard-outline1">
          <text:list-level-style-bullet text:level="1" text:bullet-char="●">
            <style:list-level-properties text:space-before="0.211cm" text:min-label-width="0.635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133cm" text:min-label-width="0.56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121cm" text:min-label-width="0.423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2.967cm" text:min-label-width="0.424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357cm" fo:line-height="93%" fo:text-align="start" fo:text-indent="0cm" style:punctuation-wrap="simple" style:line-break="normal" style:font-independent-line-spacing="true">
        <style:tab-stops>
          <style:tab-stop style:position="0.555cm"/>
          <style:tab-stop style:position="1.256cm"/>
          <style:tab-stop style:position="1.957cm"/>
          <style:tab-stop style:position="2.659cm"/>
          <style:tab-stop style:position="3.36cm"/>
          <style:tab-stop style:position="4.061cm"/>
          <style:tab-stop style:position="4.762cm"/>
          <style:tab-stop style:position="5.463cm"/>
          <style:tab-stop style:position="6.164cm"/>
          <style:tab-stop style:position="6.865cm"/>
          <style:tab-stop style:position="7.567cm"/>
          <style:tab-stop style:position="8.268cm"/>
          <style:tab-stop style:position="8.969cm"/>
          <style:tab-stop style:position="9.67cm"/>
          <style:tab-stop style:position="10.371cm"/>
          <style:tab-stop style:position="11.072cm"/>
          <style:tab-stop style:position="11.773cm"/>
          <style:tab-stop style:position="12.475cm"/>
          <style:tab-stop style:position="13.176cm"/>
          <style:tab-stop style:position="13.87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2pt" fo:font-style="normal" fo:text-shadow="none" style:text-underline-style="none" fo:font-weight="normal" style:font-name-asian="Gothic1" style:font-family-asian="Gothic" style:font-pitch-asian="variable" style:font-size-asian="22pt" style:font-style-asian="normal" style:font-weight-asian="normal" style:font-name-complex="Gothic1" style:font-family-complex="Gothic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86cm" fo:line-height="93%" fo:text-align="start" fo:text-indent="0cm" style:punctuation-wrap="simple" style:line-break="normal" style:font-independent-line-spacing="true">
        <style:tab-stops>
          <style:tab-stop style:position="0.405cm"/>
          <style:tab-stop style:position="1.106cm"/>
          <style:tab-stop style:position="1.807cm"/>
          <style:tab-stop style:position="2.509cm"/>
          <style:tab-stop style:position="3.21cm"/>
          <style:tab-stop style:position="3.911cm"/>
          <style:tab-stop style:position="4.612cm"/>
          <style:tab-stop style:position="5.313cm"/>
          <style:tab-stop style:position="6.014cm"/>
          <style:tab-stop style:position="6.716cm"/>
          <style:tab-stop style:position="7.417cm"/>
          <style:tab-stop style:position="8.118cm"/>
          <style:tab-stop style:position="8.819cm"/>
          <style:tab-stop style:position="9.52cm"/>
          <style:tab-stop style:position="10.221cm"/>
          <style:tab-stop style:position="10.922cm"/>
          <style:tab-stop style:position="11.624cm"/>
          <style:tab-stop style:position="12.325cm"/>
          <style:tab-stop style:position="13.026cm"/>
          <style:tab-stop style:position="13.727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Gothic1" style:font-family-asian="Gothic" style:font-pitch-asian="variable" style:font-size-asian="20pt" style:font-style-asian="normal" style:font-weight-asian="normal" style:font-name-complex="Gothic1" style:font-family-complex="Gothic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11cm" fo:line-height="93%" fo:text-align="start" fo:text-indent="0cm" style:punctuation-wrap="simple" style:line-break="normal" style:font-independent-line-spacing="true">
        <style:tab-stops>
          <style:tab-stop style:position="0.26cm"/>
          <style:tab-stop style:position="0.961cm"/>
          <style:tab-stop style:position="1.662cm"/>
          <style:tab-stop style:position="2.363cm"/>
          <style:tab-stop style:position="3.064cm"/>
          <style:tab-stop style:position="3.765cm"/>
          <style:tab-stop style:position="4.467cm"/>
          <style:tab-stop style:position="5.168cm"/>
          <style:tab-stop style:position="5.869cm"/>
          <style:tab-stop style:position="6.57cm"/>
          <style:tab-stop style:position="7.271cm"/>
          <style:tab-stop style:position="7.972cm"/>
          <style:tab-stop style:position="8.673cm"/>
          <style:tab-stop style:position="9.375cm"/>
          <style:tab-stop style:position="10.076cm"/>
          <style:tab-stop style:position="10.777cm"/>
          <style:tab-stop style:position="11.478cm"/>
          <style:tab-stop style:position="12.179cm"/>
          <style:tab-stop style:position="12.88cm"/>
          <style:tab-stop style:position="13.581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8pt" fo:font-style="normal" fo:text-shadow="none" style:text-underline-style="none" fo:font-weight="normal" style:font-name-asian="Gothic1" style:font-family-asian="Gothic" style:font-pitch-asian="variable" style:font-size-asian="18pt" style:font-style-asian="normal" style:font-weight-asian="normal" style:font-name-complex="Gothic1" style:font-family-complex="Gothic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145cm" fo:line-height="93%" fo:text-align="start" fo:text-indent="0cm" style:punctuation-wrap="simple" style:line-break="normal" style:font-independent-line-spacing="true">
        <style:tab-stops>
          <style:tab-stop style:position="0.114cm"/>
          <style:tab-stop style:position="0.815cm"/>
          <style:tab-stop style:position="1.516cm"/>
          <style:tab-stop style:position="2.218cm"/>
          <style:tab-stop style:position="2.919cm"/>
          <style:tab-stop style:position="3.62cm"/>
          <style:tab-stop style:position="4.321cm"/>
          <style:tab-stop style:position="5.022cm"/>
          <style:tab-stop style:position="5.723cm"/>
          <style:tab-stop style:position="6.424cm"/>
          <style:tab-stop style:position="7.126cm"/>
          <style:tab-stop style:position="7.827cm"/>
          <style:tab-stop style:position="8.528cm"/>
          <style:tab-stop style:position="9.229cm"/>
          <style:tab-stop style:position="9.93cm"/>
          <style:tab-stop style:position="10.631cm"/>
          <style:tab-stop style:position="11.332cm"/>
          <style:tab-stop style:position="12.034cm"/>
          <style:tab-stop style:position="12.735cm"/>
          <style:tab-stop style:position="13.43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07cm" fo:line-height="93%" fo:text-align="start" fo:text-indent="0cm" style:punctuation-wrap="simple" style:line-break="normal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07cm" fo:line-height="93%" fo:text-align="start" fo:text-indent="0cm" style:punctuation-wrap="simple" style:line-break="normal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07cm" fo:line-height="93%" fo:text-align="start" fo:text-indent="0cm" style:punctuation-wrap="simple" style:line-break="normal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07cm" fo:line-height="93%" fo:text-align="start" fo:text-indent="0cm" style:punctuation-wrap="simple" style:line-break="normal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07cm" fo:line-height="93%" fo:text-align="start" fo:text-indent="0cm" style:punctuation-wrap="simple" style:line-break="normal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3pt" fo:font-style="normal" fo:text-shadow="none" style:text-underline-style="none" fo:font-weight="normal" style:font-name-asian="Gothic1" style:font-family-asian="Gothic" style:font-pitch-asian="variable" style:font-size-asian="13pt" style:font-style-asian="normal" style:font-weight-asian="normal" style:font-name-complex="Gothic1" style:font-family-complex="Gothic" style:font-pitch-complex="variable" style:font-size-complex="13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–">
            <style:list-level-properties text:space-before="1.133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121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2.967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3.81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211cm" fo:margin-right="0cm" fo:margin-top="0cm" fo:margin-bottom="0.357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0.489cm"/>
          <style:tab-stop style:position="1.19cm"/>
          <style:tab-stop style:position="1.891cm"/>
          <style:tab-stop style:position="2.592cm"/>
          <style:tab-stop style:position="3.294cm"/>
          <style:tab-stop style:position="3.995cm"/>
          <style:tab-stop style:position="4.696cm"/>
          <style:tab-stop style:position="5.397cm"/>
          <style:tab-stop style:position="6.098cm"/>
          <style:tab-stop style:position="6.799cm"/>
          <style:tab-stop style:position="7.5cm"/>
          <style:tab-stop style:position="8.202cm"/>
          <style:tab-stop style:position="8.903cm"/>
          <style:tab-stop style:position="9.604cm"/>
          <style:tab-stop style:position="10.305cm"/>
          <style:tab-stop style:position="11.006cm"/>
          <style:tab-stop style:position="11.707cm"/>
          <style:tab-stop style:position="12.408cm"/>
          <style:tab-stop style:position="13.11cm"/>
          <style:tab-stop style:position="13.8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2pt" fo:font-style="normal" fo:text-shadow="none" style:text-underline-style="none" fo:font-weight="normal" style:font-name-asian="Gothic1" style:font-family-asian="Gothic" style:font-pitch-asian="variable" style:font-size-asian="22pt" style:font-style-asian="normal" style:font-weight-asian="normal" style:font-name-complex="Gothic1" style:font-family-complex="Gothic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0.701cm"/>
          <style:tab-stop style:position="1.402cm"/>
          <style:tab-stop style:position="2.103cm"/>
          <style:tab-stop style:position="2.804cm"/>
          <style:tab-stop style:position="3.505cm"/>
          <style:tab-stop style:position="4.206cm"/>
          <style:tab-stop style:position="4.908cm"/>
          <style:tab-stop style:position="5.609cm"/>
          <style:tab-stop style:position="6.31cm"/>
          <style:tab-stop style:position="7.011cm"/>
          <style:tab-stop style:position="7.712cm"/>
          <style:tab-stop style:position="8.413cm"/>
          <style:tab-stop style:position="9.114cm"/>
          <style:tab-stop style:position="9.816cm"/>
          <style:tab-stop style:position="10.517cm"/>
          <style:tab-stop style:position="11.218cm"/>
          <style:tab-stop style:position="11.919cm"/>
          <style:tab-stop style:position="12.62cm"/>
          <style:tab-stop style:position="13.321cm"/>
          <style:tab-stop style:position="14.022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30pt" fo:font-style="normal" fo:text-shadow="none" style:text-underline-style="none" fo:font-weight="normal" style:font-name-asian="Gothic1" style:font-family-asian="Gothic" style:font-pitch-asian="variable" style:font-size-asian="30pt" style:font-style-asian="normal" style:font-weight-asian="normal" style:font-name-complex="Gothic1" style:font-family-complex="Gothic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40.73cm" fo:page-height="58.13cm" style:print-orientation="portrait"/>
    </style:page-layout>
    <style:page-layout style:name="PM1">
      <style:page-layout-properties fo:margin-top="0cm" fo:margin-bottom="0cm" fo:margin-left="0cm" fo:margin-right="0cm" fo:page-width="42.01cm" fo:page-height="59.4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2.90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2.906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11.387cm" svg:height="16.105cm" svg:x="4.738cm" svg:y="3.906cm"/>
      <draw:page-thumbnail draw:layer="backgroundobjects" svg:width="11.387cm" svg:height="16.105cm" svg:x="4.738cm" svg:y="21.012cm"/>
      <draw:page-thumbnail draw:layer="backgroundobjects" svg:width="11.387cm" svg:height="16.105cm" svg:x="4.738cm" svg:y="38.118cm"/>
      <draw:page-thumbnail draw:layer="backgroundobjects" svg:width="11.387cm" svg:height="16.105cm" svg:x="24.603cm" svg:y="3.906cm"/>
      <draw:page-thumbnail draw:layer="backgroundobjects" svg:width="11.387cm" svg:height="16.105cm" svg:x="24.603cm" svg:y="21.012cm"/>
      <draw:page-thumbnail draw:layer="backgroundobjects" svg:width="11.387cm" svg:height="16.105cm" svg:x="24.603cm" svg:y="38.118cm"/>
      <draw:frame draw:style-name="Mgr1" draw:text-style-name="MP2" draw:layer="backgroundobjects" svg:width="17.675cm" svg:height="2.90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7.675cm" svg:height="2.905cm" svg:x="23.054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7.675cm" svg:height="2.905cm" svg:x="0cm" svg:y="55.22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7.675cm" svg:height="2.905cm" svg:x="23.054cm" svg:y="55.224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35.878cm" svg:height="9.914cm" svg:x="3.082cm" svg:y="4.929cm" presentation:class="title" presentation:placeholder="true">
        <draw:text-box/>
      </draw:frame>
      <draw:frame presentation:style-name="Standard-outline1" draw:layer="backgroundobjects" svg:width="35.878cm" svg:height="34.457cm" svg:x="3.082cm" svg:y="16.518cm" presentation:class="outline" presentation:placeholder="true">
        <draw:text-box/>
      </draw:frame>
      <presentation:notes style:page-layout-name="PM0">
        <draw:rect draw:style-name="Mgr3" draw:text-style-name="MP5" draw:layer="backgroundobjects" svg:width="40.73cm" svg:height="58.13cm" svg:x="0cm" svg:y="0cm">
          <text:p/>
        </draw:rect>
        <draw:page-thumbnail presentation:style-name="Standard-title" draw:layer="backgroundobjects" svg:width="14.23cm" svg:height="20.122cm" svg:x="13.251cm" svg:y="5.582cm" presentation:class="page"/>
        <draw:frame presentation:style-name="Standard-notes" draw:layer="backgroundobjects" svg:width="28.156cm" svg:height="22.337cm" svg:x="6.306cm" svg:y="27.65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Ingo Boersch</meta:initial-creator>
    <dc:date>2019-02-27T18:28:27.566226750</dc:date>
    <meta:print-date>2013-05-14T17:49:44.98</meta:print-date>
    <meta:editing-cycles>34</meta:editing-cycles>
    <meta:printed-by>Ingo Boersch</meta:printed-by>
    <meta:generator>LibreOffice/6.2.0.3$Linux_X86_64 LibreOffice_project/20$Build-3</meta:generator>
    <meta:editing-duration>PT1H7M56S</meta:editing-duration>
    <dc:creator>Mirko Lelansky</dc:creator>
    <meta:document-statistic meta:object-count="26"/>
  </office:meta>
</office:document-meta>
</file>